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MapMethodArgumentResolver.allParams( RequestParam requestParam ,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MapMethodArgumentResolver.RequestParamMapMethodArgumentResolver(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MapMethodArgumentResolver.resolveArgumentValue( MethodParameter methodParameter , BindingContext context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amMapMethodArgumentResolver.supportsParameter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